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62843" officeooo:paragraph-rsid="00162843" style:font-weight-asian="normal" style:font-weight-complex="normal"/>
    </style:style>
    <style:style style:name="P2" style:family="paragraph" style:parent-style-name="Standard">
      <style:text-properties fo:font-weight="normal" officeooo:rsid="00162843" officeooo:paragraph-rsid="00199646" style:font-weight-asian="normal" style:font-weight-complex="normal"/>
    </style:style>
    <style:style style:name="P3" style:family="paragraph" style:parent-style-name="Standard">
      <style:text-properties fo:font-weight="normal" officeooo:rsid="00162843" officeooo:paragraph-rsid="0017bf8d" style:font-weight-asian="normal" style:font-weight-complex="normal"/>
    </style:style>
    <style:style style:name="P4" style:family="paragraph" style:parent-style-name="Standard">
      <style:text-properties fo:font-weight="normal" officeooo:rsid="00162843" officeooo:paragraph-rsid="001a8a73" style:font-weight-asian="normal" style:font-weight-complex="normal"/>
    </style:style>
    <style:style style:name="P5" style:family="paragraph" style:parent-style-name="Standard">
      <style:text-properties fo:font-weight="normal" officeooo:rsid="001a8a73" officeooo:paragraph-rsid="001a8a73" style:font-weight-asian="normal" style:font-weight-complex="normal"/>
    </style:style>
    <style:style style:name="P6" style:family="paragraph" style:parent-style-name="Standard">
      <style:text-properties fo:font-weight="normal" officeooo:rsid="001d4b46" officeooo:paragraph-rsid="001d4b46" style:font-weight-asian="normal" style:font-weight-complex="normal"/>
    </style:style>
    <style:style style:name="P7" style:family="paragraph" style:parent-style-name="Standard">
      <style:text-properties fo:font-weight="normal" officeooo:paragraph-rsid="001d4b46" style:font-weight-asian="normal" style:font-weight-complex="normal"/>
    </style:style>
    <style:style style:name="P8" style:family="paragraph" style:parent-style-name="Standard">
      <style:text-properties fo:font-weight="normal" officeooo:rsid="0020a823" officeooo:paragraph-rsid="0020a823" style:font-weight-asian="normal" style:font-weight-complex="normal"/>
    </style:style>
    <style:style style:name="P9" style:family="paragraph" style:parent-style-name="Standard">
      <style:text-properties fo:font-weight="normal" officeooo:rsid="002293be" officeooo:paragraph-rsid="0023d94b" style:font-weight-asian="normal" style:font-weight-complex="normal"/>
    </style:style>
    <style:style style:name="P10" style:family="paragraph" style:parent-style-name="Standard">
      <style:text-properties fo:font-weight="normal" officeooo:rsid="002293be" officeooo:paragraph-rsid="002293be" style:font-weight-asian="normal" style:font-weight-complex="normal"/>
    </style:style>
    <style:style style:name="P11" style:family="paragraph" style:parent-style-name="Standard">
      <style:text-properties fo:font-weight="normal" officeooo:rsid="0023d94b" officeooo:paragraph-rsid="0023d94b" style:font-weight-asian="normal" style:font-weight-complex="normal"/>
    </style:style>
    <style:style style:name="P12" style:family="paragraph" style:parent-style-name="Standard">
      <style:text-properties fo:font-weight="normal" officeooo:rsid="0024f827" officeooo:paragraph-rsid="0024f827" style:font-weight-asian="normal" style:font-weight-complex="normal"/>
    </style:style>
    <style:style style:name="P13" style:family="paragraph" style:parent-style-name="Standard">
      <style:text-properties fo:font-weight="normal" officeooo:rsid="00252bc1" officeooo:paragraph-rsid="00252bc1" style:font-weight-asian="normal" style:font-weight-complex="normal"/>
    </style:style>
    <style:style style:name="P14" style:family="paragraph" style:parent-style-name="Standard">
      <style:text-properties fo:font-weight="normal" officeooo:rsid="00252bc1" officeooo:paragraph-rsid="002622af" style:font-weight-asian="normal" style:font-weight-complex="normal"/>
    </style:style>
    <style:style style:name="P15" style:family="paragraph" style:parent-style-name="Standard">
      <style:text-properties fo:font-weight="normal" officeooo:rsid="002622af" officeooo:paragraph-rsid="002622af" style:font-weight-asian="normal" style:font-weight-complex="normal"/>
    </style:style>
    <style:style style:name="P16" style:family="paragraph" style:parent-style-name="Standard">
      <style:text-properties fo:font-weight="normal" officeooo:rsid="002622af" officeooo:paragraph-rsid="00276688" style:font-weight-asian="normal" style:font-weight-complex="normal"/>
    </style:style>
    <style:style style:name="P17" style:family="paragraph" style:parent-style-name="Standard">
      <style:text-properties fo:font-weight="normal" officeooo:rsid="00287334" officeooo:paragraph-rsid="00287334" style:font-weight-asian="normal" style:font-weight-complex="normal"/>
    </style:style>
    <style:style style:name="P18" style:family="paragraph" style:parent-style-name="Standard">
      <style:text-properties fo:font-weight="normal" officeooo:rsid="00287334" officeooo:paragraph-rsid="00294d05" style:font-weight-asian="normal" style:font-weight-complex="normal"/>
    </style:style>
    <style:style style:name="T1" style:family="text">
      <style:text-properties officeooo:rsid="00199646"/>
    </style:style>
    <style:style style:name="T2" style:family="text">
      <style:text-properties officeooo:rsid="001a8a73"/>
    </style:style>
    <style:style style:name="T3" style:family="text">
      <style:text-properties officeooo:rsid="001d4b46"/>
    </style:style>
    <style:style style:name="T4" style:family="text">
      <style:text-properties officeooo:rsid="0023d94b"/>
    </style:style>
    <style:style style:name="T5" style:family="text">
      <style:text-properties officeooo:rsid="002622af"/>
    </style:style>
    <style:style style:name="T6" style:family="text">
      <style:text-properties officeooo:rsid="00276688"/>
    </style:style>
    <style:style style:name="T7" style:family="text">
      <style:text-properties officeooo:rsid="00294d05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sotto</text:p>
      <text:p text:style-name="P1">dry pasta</text:p>
      <text:p text:style-name="P1">tomato sauce</text:p>
      <text:p text:style-name="P1">olive oil</text:p>
      <text:p text:style-name="P1">white sauce</text:p>
      <text:p text:style-name="P1">polenta</text:p>
      <text:p text:style-name="P1">espresso</text:p>
      <text:p text:style-name="P1">tiramisu</text:p>
      <text:p text:style-name="P1">nutella</text:p>
      <text:p text:style-name="P1">pasta alla carbonara</text:p>
      <text:p text:style-name="P1">mediterranean flatbread</text:p>
      <text:p text:style-name="P1">ciabatta bread</text:p>
      <text:p text:style-name="P1">pizza</text:p>
      <text:p text:style-name="P1">pasta</text:p>
      <text:p text:style-name="P1">atlas peak</text:p>
      <text:p text:style-name="P1">antinori</text:p>
      <text:p text:style-name="P1">cosentino</text:p>
      <text:p text:style-name="P1">dalla valle</text:p>
      <text:p text:style-name="P1">delicato</text:p>
      <text:p text:style-name="P1">ferrari-carano</text:p>
      <text:p text:style-name="P1">e &amp; j gallo winery</text:p>
      <text:p text:style-name="P1">geyser peak</text:p>
      <text:p text:style-name="P1">louis m. martini</text:p>
      <text:p text:style-name="P1">mazzocco</text:p>
      <text:p text:style-name="P1">robert mondavi</text:p>
      <text:p text:style-name="P1">monte bello ridge</text:p>
      <text:p text:style-name="P1">corrado parducci</text:p>
      <text:p text:style-name="P1">pedroncelli winery</text:p>
      <text:p text:style-name="P1">robert pepi</text:p>
      <text:p text:style-name="P1">picchetti brothers</text:p>
      <text:p text:style-name="P2">rochioli</text:p>
      <text:p text:style-name="P2">rafanelli</text:p>
      <text:p text:style-name="P1">rubicon estate</text:p>
      <text:p text:style-name="P1">francis ford coppola</text:p>
      <text:p text:style-name="P1">signorello</text:p>
      <text:p text:style-name="P1">sattui</text:p>
      <text:p text:style-name="P1">trinchero</text:p>
      <text:p text:style-name="P1">sutter home</text:p>
      <text:p text:style-name="P1">valley of the moon</text:p>
      <text:p text:style-name="P1">viansa</text:p>
      <text:p text:style-name="P1">chianti</text:p>
      <text:p text:style-name="P1">table wine</text:p>
      <text:p text:style-name="P1">vino da tavola</text:p>
      <text:p text:style-name="P1">tignanello</text:p>
      <text:p text:style-name="P1">chop suey</text:p>
      <text:p text:style-name="P1">ragù bolognese</text:p>
      <text:p text:style-name="P1">baked ziti </text:p>
      <text:p text:style-name="P1">ziti pasta</text:p>
      <text:p text:style-name="P1">tomato sauce</text:p>
      <text:p text:style-name="P1"><text:soft-page-break/><text:span text:style-name="T1">overn </text:span>baked</text:p>
      <text:p text:style-name="P1">lasagna</text:p>
      <text:p text:style-name="P1">ricotta</text:p>
      <text:p text:style-name="P1">lasagne alla napoletana</text:p>
      <text:p text:style-name="P1">béchamel sauce</text:p>
      <text:p text:style-name="P2">b<text:span text:style-name="T1">e</text:span>chamel sauce</text:p>
      <text:p text:style-name="P1">lasagne alla bolognese</text:p>
      <text:p text:style-name="P1">lasagne</text:p>
      <text:p text:style-name="P1">penne alla vodka</text:p>
      <text:p text:style-name="P1">prosciutto</text:p>
      <text:p text:style-name="P1">polenta</text:p>
      <text:p text:style-name="P1">cornmeal mash</text:p>
      <text:p text:style-name="P1">meat sauce</text:p>
      <text:p text:style-name="P1">deli meats.</text:p>
      <text:p text:style-name="P1">spaghetti with meatballs</text:p>
      <text:p text:style-name="P1">italian sausage</text:p>
      <text:p text:style-name="P1">salsiccia</text:p>
      <text:p text:style-name="P1">braciole</text:p>
      <text:p text:style-name="P1">stuffed beef rolls</text:p>
      <text:p text:style-name="P1">spaghetti</text:p>
      <text:p text:style-name="P1">eggplant parmesan</text:p>
      <text:p text:style-name="P1">melanzane alla parmigiana</text:p>
      <text:p text:style-name="P1">marinara sauce</text:p>
      <text:p text:style-name="P1">parmesan cheese</text:p>
      <text:p text:style-name="P1">peas and eggs</text:p>
      <text:p text:style-name="P1">meats and eggs</text:p>
      <text:p text:style-name="P1">frittata</text:p>
      <text:p text:style-name="P1">open-faced omelette</text:p>
      <text:p text:style-name="P1">potatoes and eggs</text:p>
      <text:p text:style-name="P1">peas and eggs</text:p>
      <text:p text:style-name="P1">asparagus and eggs</text:p>
      <text:p text:style-name="P1">peppers and eggs</text:p>
      <text:p text:style-name="P1">cucuzza and eggs</text:p>
      <text:p text:style-name="P1">squash and eggs</text:p>
      <text:p text:style-name="P1">onions and eggs</text:p>
      <text:p text:style-name="P1">sausage and peppers</text:p>
      <text:p text:style-name="P1">red sauce</text:p>
      <text:p text:style-name="P1">porchetta</text:p>
      <text:p text:style-name="P1">roast pork</text:p>
      <text:p text:style-name="P1">roast pork sandwich</text:p>
      <text:p text:style-name="P1">pulled pork</text:p>
      <text:p text:style-name="P1">suckling pig</text:p>
      <text:p text:style-name="P1">broccoli rabe</text:p>
      <text:p text:style-name="P3">chicken parmesan</text:p>
      <text:p text:style-name="P3">veal parmesan</text:p>
      <text:p text:style-name="P3">fried breaded</text:p>
      <text:p text:style-name="P1">chicken cutlet</text:p>
      <text:p text:style-name="P1">veal cutlet</text:p>
      <text:p text:style-name="P1">chicken parm</text:p>
      <text:p text:style-name="P1"><text:soft-page-break/>chicken francese</text:p>
      <text:p text:style-name="P2">alfredo sauce</text:p>
      <text:p text:style-name="P4">parmigiano</text:p>
      <text:p text:style-name="P5">fetucine</text:p>
      <text:p text:style-name="P4">reggiano</text:p>
      <text:p text:style-name="P2">parmigiano-reggiano</text:p>
      <text:p text:style-name="P2">nutmeg <text:span text:style-name="T1">seasoning</text:span></text:p>
      <text:p text:style-name="P2">black pepper seasonings</text:p>
      <text:p text:style-name="P2">pasta ribbons</text:p>
      <text:p text:style-name="P2">marinara sauce</text:p>
      <text:p text:style-name="P2">salsa al pomodoro</text:p>
      <text:p text:style-name="P2">bolognese sauce</text:p>
      <text:p text:style-name="P2">meat-based sauce</text:p>
      <text:p text:style-name="P2">sunday sauce</text:p>
      <text:p text:style-name="P2">meat-infused</text:p>
      <text:p text:style-name="P2">tomato sauce</text:p>
      <text:p text:style-name="P2">rag<text:span text:style-name="T1">u </text:span>napoletano</text:p>
      <text:p text:style-name="P2">lobster fra diavolo</text:p>
      <text:p text:style-name="P2">crushed red pepper</text:p>
      <text:p text:style-name="P2">baccalà</text:p>
      <text:p text:style-name="P4">baccal<text:span text:style-name="T2">a</text:span></text:p>
      <text:p text:style-name="P2">salt cod fish</text:p>
      <text:p text:style-name="P2">baccala salad</text:p>
      <text:p text:style-name="P2">alici</text:p>
      <text:p text:style-name="P2">acciughe</text:p>
      <text:p text:style-name="P2">spaghetti con aglio</text:p>
      <text:p text:style-name="P2">olio e acciughe</text:p>
      <text:p text:style-name="P2">spaghetti with garlic</text:p>
      <text:p text:style-name="P2">anchovy</text:p>
      <text:p text:style-name="P2">capers</text:p>
      <text:p text:style-name="P2">chili pepper</text:p>
      <text:p text:style-name="P1">cioppino</text:p>
      <text:p text:style-name="P2">wedding soup</text:p>
      <text:p text:style-name="P2">soup with meatballs</text:p>
      <text:p text:style-name="P2"><text:span text:style-name="T1">soup with </text:span>sausage and pasta</text:p>
      <text:p text:style-name="P2">chicken broth</text:p>
      <text:p text:style-name="P2">pasta e fagioli</text:p>
      <text:p text:style-name="P2">pasta fazool</text:p>
      <text:p text:style-name="P2">italian fagioli</text:p>
      <text:p text:style-name="P2">cannellini beans</text:p>
      <text:p text:style-name="P3">new york-style pizza</text:p>
      <text:p text:style-name="P3">chicago-style pizza</text:p>
      <text:p text:style-name="P3">calzone and stromboli</text:p>
      <text:p text:style-name="P3">italian calzone</text:p>
      <text:p text:style-name="P3">stromboli</text:p>
      <text:p text:style-name="P3">loaf-like calzone</text:p>
      <text:p text:style-name="P1">italian bread</text:p>
      <text:p text:style-name="P2">pizza</text:p>
      <text:p text:style-name="P2">neapolitan style</text:p>
      <text:p text:style-name="P2"><text:soft-page-break/>sicilian pizza</text:p>
      <text:p text:style-name="P2">greek pizza</text:p>
      <text:p text:style-name="P2">apizza</text:p>
      <text:p text:style-name="P1">submarine sandwich</text:p>
      <text:p text:style-name="P1">muffuletta</text:p>
      <text:p text:style-name="P1">meatball sandwich</text:p>
      <text:p text:style-name="P3">pizzagiena</text:p>
      <text:p text:style-name="P3">pizza ghen</text:p>
      <text:p text:style-name="P3">pizza rustica</text:p>
      <text:p text:style-name="P3">easter pie</text:p>
      <text:p text:style-name="P3">torta pasqualina</text:p>
      <text:p text:style-name="P3">torta pascualina</text:p>
      <text:p text:style-name="P3">pasteed</text:p>
      <text:p text:style-name="P3">pastiere</text:p>
      <text:p text:style-name="P3">quiche</text:p>
      <text:p text:style-name="P2">tiramisu</text:p>
      <text:p text:style-name="P2">fluffy cream</text:p>
      <text:p text:style-name="P2">caffeinated beverage</text:p>
      <text:p text:style-name="P2">cannoli</text:p>
      <text:p text:style-name="P2">ricotta filling</text:p>
      <text:p text:style-name="P2">fried pastry shell</text:p>
      <text:p text:style-name="P2">struffoli</text:p>
      <text:p text:style-name="P2">struf'</text:p>
      <text:p text:style-name="P2">cicerchiata</text:p>
      <text:p text:style-name="P2">biscotti d'annodare</text:p>
      <text:p text:style-name="P2">knot cookies</text:p>
      <text:p text:style-name="P2">sfogliatelle</text:p>
      <text:p text:style-name="P2">lobster tail</text:p>
      <text:p text:style-name="P2">biscotti</text:p>
      <text:p text:style-name="P2">american biscotti</text:p>
      <text:p text:style-name="P2">pizzelle</text:p>
      <text:p text:style-name="P2">anise</text:p>
      <text:p text:style-name="P2">anisette</text:p>
      <text:p text:style-name="P2">vanilla <text:span text:style-name="T1">zest</text:span></text:p>
      <text:p text:style-name="P2">lemon zest</text:p>
      <text:p text:style-name="P6">antipasto</text:p>
      <text:p text:style-name="P6">appetizer</text:p>
      <text:p text:style-name="P6">insalata caprese</text:p>
      <text:p text:style-name="P6">spicy olives</text:p>
      <text:p text:style-name="P6">bagna calda</text:p>
      <text:p text:style-name="P6">breadsticks</text:p>
      <text:p text:style-name="P6">bresaola</text:p>
      <text:p text:style-name="P6">bruschetta</text:p>
      <text:p text:style-name="P6">capocollo</text:p>
      <text:p text:style-name="P6">crostini</text:p>
      <text:p text:style-name="P6">little toast</text:p>
      <text:p text:style-name="P6">culatello</text:p>
      <text:p text:style-name="P6">curried braised</text:p>
      <text:p text:style-name="P6">rabbit stew</text:p>
      <text:p text:style-name="P6"><text:soft-page-break/>insalata caprese</text:p>
      <text:p text:style-name="P6">mozzarelline fritte</text:p>
      <text:p text:style-name="P6">fried small mozzarellas</text:p>
      <text:p text:style-name="P7"><text:span text:style-name="T3">nervetti</text:span></text:p>
      <text:p text:style-name="P7">beef cartilage </text:p>
      <text:p text:style-name="P6">olives</text:p>
      <text:p text:style-name="P6">peperoni imbottiti</text:p>
      <text:p text:style-name="P6">stuffed peppers</text:p>
      <text:p text:style-name="P6">pizzette e salatini</text:p>
      <text:p text:style-name="P6">prosciutto e melone</text:p>
      <text:p text:style-name="P6">prosciutto and melon</text:p>
      <text:p text:style-name="P6">salami</text:p>
      <text:p text:style-name="P6">strolghino</text:p>
      <text:p text:style-name="P6">tortano</text:p>
      <text:p text:style-name="P6">verdure in pinzimonio</text:p>
      <text:p text:style-name="P6">vezione verro</text:p>
      <text:p text:style-name="P6">zuppa e salsa</text:p>
      <text:p text:style-name="P6">pasta e fagioli</text:p>
      <text:p text:style-name="P6">minestrone</text:p>
      <text:p text:style-name="P6">acquacotta</text:p>
      <text:p text:style-name="P6">agghiotta di lumache</text:p>
      <text:p text:style-name="P6">sicilian snail soup</text:p>
      <text:p text:style-name="P6">agliata</text:p>
      <text:p text:style-name="P6">agrodolce</text:p>
      <text:p text:style-name="P6">bagna càuda</text:p>
      <text:p text:style-name="P6">cioppino broth</text:p>
      <text:p text:style-name="P6">seafood stew</text:p>
      <text:p text:style-name="P6">grilled bread</text:p>
      <text:p text:style-name="P6">garmugia</text:p>
      <text:p text:style-name="P6">ginestrata</text:p>
      <text:p text:style-name="P6">grine sauce</text:p>
      <text:p text:style-name="P6">maccu</text:p>
      <text:p text:style-name="P6">sugo al pomodoro</text:p>
      <text:p text:style-name="P6">minestra di ceci</text:p>
      <text:p text:style-name="P6">minestra di pasta con pesce</text:p>
      <text:p text:style-name="P6">minestrone</text:p>
      <text:p text:style-name="P6">pasta e fagioli</text:p>
      <text:p text:style-name="P6">ragù alla bolognese</text:p>
      <text:p text:style-name="P6">ragù alla salsiccia</text:p>
      <text:p text:style-name="P6">ragu alla bolognese</text:p>
      <text:p text:style-name="P6">ragu alla salsiccia</text:p>
      <text:p text:style-name="P6">ragù</text:p>
      <text:p text:style-name="P6">ragu</text:p>
      <text:p text:style-name="P6">risi e bisi</text:p>
      <text:p text:style-name="P6">sciusceddu</text:p>
      <text:p text:style-name="P6">stracciatella</text:p>
      <text:p text:style-name="P6">boreto</text:p>
      <text:p text:style-name="P6">fonduta</text:p>
      <text:p text:style-name="P6">minestra di fagioli</text:p>
      <text:p text:style-name="P6"><text:soft-page-break/>pesto</text:p>
      <text:p text:style-name="P6">pane</text:p>
      <text:p text:style-name="P6">pane sciocco</text:p>
      <text:p text:style-name="P6">preparation of piadina</text:p>
      <text:p text:style-name="P6">romagna flatbread</text:p>
      <text:p text:style-name="P6">bari</text:p>
      <text:p text:style-name="P6">bozza pratese</text:p>
      <text:p text:style-name="P6">casatiello</text:p>
      <text:p text:style-name="P6">ciabatta</text:p>
      <text:p text:style-name="P6">ciaccino</text:p>
      <text:p text:style-name="P6">ciriola</text:p>
      <text:p text:style-name="P6">colomba pasquale</text:p>
      <text:p text:style-name="P6">coppia ferrarese</text:p>
      <text:p text:style-name="P6">crescentina</text:p>
      <text:p text:style-name="P6">crocchè</text:p>
      <text:p text:style-name="P6">crocche</text:p>
      <text:p text:style-name="P6">farinata</text:p>
      <text:p text:style-name="P6">ficattola</text:p>
      <text:p text:style-name="P6">focaccia</text:p>
      <text:p text:style-name="P6">fragguno</text:p>
      <text:p text:style-name="P6">grissini torinesi</text:p>
      <text:p text:style-name="P6">michetta</text:p>
      <text:p text:style-name="P6">moddizzosu</text:p>
      <text:p text:style-name="P6">muffuletta</text:p>
      <text:p text:style-name="P6">neccio</text:p>
      <text:p text:style-name="P6">pandoro</text:p>
      <text:p text:style-name="P6">pane carasau</text:p>
      <text:p text:style-name="P6">pane casareccio</text:p>
      <text:p text:style-name="P6">pane di altamura</text:p>
      <text:p text:style-name="P6">pane di genzano</text:p>
      <text:p text:style-name="P6">pane di lazio</text:p>
      <text:p text:style-name="P6">pane pugliese</text:p>
      <text:p text:style-name="P6">pane rustico</text:p>
      <text:p text:style-name="P6">pane toscano</text:p>
      <text:p text:style-name="P6">panelle di ceci</text:p>
      <text:p text:style-name="P6">panettone</text:p>
      <text:p text:style-name="P6">panino</text:p>
      <text:p text:style-name="P6">penia</text:p>
      <text:p text:style-name="P6">piadina</text:p>
      <text:p text:style-name="P6">pita</text:p>
      <text:p text:style-name="P6">rosetta</text:p>
      <text:p text:style-name="P6">schiacciata</text:p>
      <text:p text:style-name="P6">taralli</text:p>
      <text:p text:style-name="P6">testarolo</text:p>
      <text:p text:style-name="P6">tigella</text:p>
      <text:p text:style-name="P6">tortano</text:p>
      <text:p text:style-name="P8">neapolitan pizza</text:p>
      <text:p text:style-name="P8">margherita</text:p>
      <text:p text:style-name="P8">ai frutti di mare</text:p>
      <text:p text:style-name="P8"><text:soft-page-break/>seafood pizza</text:p>
      <text:p text:style-name="P8">calzone</text:p>
      <text:p text:style-name="P8">focaccia al rosmarino</text:p>
      <text:p text:style-name="P8">pizza ai funghi e salsiccia</text:p>
      <text:p text:style-name="P8">mushrooms and sausages</text:p>
      <text:p text:style-name="P8">pizza al taglio</text:p>
      <text:p text:style-name="P8">pizza by the slice</text:p>
      <text:p text:style-name="P8">pizza ai quattro formaggi</text:p>
      <text:p text:style-name="P8">four cheese pizza</text:p>
      <text:p text:style-name="P8">pizza alla napoletana</text:p>
      <text:p text:style-name="P8">pizza capricciosa</text:p>
      <text:p text:style-name="P8">pizza margherita</text:p>
      <text:p text:style-name="P8">pizza marinara</text:p>
      <text:p text:style-name="P8">pizza pugliese</text:p>
      <text:p text:style-name="P8">pizza quattro stagioni</text:p>
      <text:p text:style-name="P8">four seasons pizza</text:p>
      <text:p text:style-name="P8">cooked ham</text:p>
      <text:p text:style-name="P8">prosciutto cotto</text:p>
      <text:p text:style-name="P8">artichokes and anchovy</text:p>
      <text:p text:style-name="P8">tomato and mozzarella</text:p>
      <text:p text:style-name="P8">mushrooms</text:p>
      <text:p text:style-name="P8">pizza romana</text:p>
      <text:p text:style-name="P8">roman pizza</text:p>
      <text:p text:style-name="P8">pizza siciliana</text:p>
      <text:p text:style-name="P8">sicilian pizza</text:p>
      <text:p text:style-name="P8">pasta</text:p>
      <text:p text:style-name="P8">agnolotti</text:p>
      <text:p text:style-name="P8">bavette</text:p>
      <text:p text:style-name="P8">bigoli</text:p>
      <text:p text:style-name="P8">bucatini</text:p>
      <text:p text:style-name="P8">cannelloni</text:p>
      <text:p text:style-name="P8">crespelle</text:p>
      <text:p text:style-name="P8">capellini</text:p>
      <text:p text:style-name="P8">cappelletti</text:p>
      <text:p text:style-name="P8">chitarra</text:p>
      <text:p text:style-name="P8">conchiglie</text:p>
      <text:p text:style-name="P8">ditalini</text:p>
      <text:p text:style-name="P8">eliche</text:p>
      <text:p text:style-name="P8">farfalle</text:p>
      <text:p text:style-name="P8">festoni</text:p>
      <text:p text:style-name="P8">fettuccine</text:p>
      <text:p text:style-name="P8">filatieddi</text:p>
      <text:p text:style-name="P8">fusilli</text:p>
      <text:p text:style-name="P8">garganelli</text:p>
      <text:p text:style-name="P8">gnocchi</text:p>
      <text:p text:style-name="P8">gnocchi di semolino</text:p>
      <text:p text:style-name="P8">semolina flour</text:p>
      <text:p text:style-name="P8">lasagna,</text:p>
      <text:p text:style-name="P8">linguine</text:p>
      <text:p text:style-name="P8"><text:soft-page-break/>lumache</text:p>
      <text:p text:style-name="P8">snails</text:p>
      <text:p text:style-name="P8">lasagnette</text:p>
      <text:p text:style-name="P8">maccheroni</text:p>
      <text:p text:style-name="P8">macaroni</text:p>
      <text:p text:style-name="P8">malloreddus</text:p>
      <text:p text:style-name="P8">sardinian pasta</text:p>
      <text:p text:style-name="P8">maltagliati,</text:p>
      <text:p text:style-name="P8">marille</text:p>
      <text:p text:style-name="P8">marrubini</text:p>
      <text:p text:style-name="P8">offelle</text:p>
      <text:p text:style-name="P8">orecchiette</text:p>
      <text:p text:style-name="P8">orzo</text:p>
      <text:p text:style-name="P8">paccheri</text:p>
      <text:p text:style-name="P8">paglia e fieno</text:p>
      <text:p text:style-name="P8">pansotti</text:p>
      <text:p text:style-name="P8">panzarotti</text:p>
      <text:p text:style-name="P8">pappardelle</text:p>
      <text:p text:style-name="P8">penne</text:p>
      <text:p text:style-name="P8">perciatelli</text:p>
      <text:p text:style-name="P8">pici</text:p>
      <text:p text:style-name="P8">pinzillacchere</text:p>
      <text:p text:style-name="P8">pizzoccheri</text:p>
      <text:p text:style-name="P8">ravioli</text:p>
      <text:p text:style-name="P8">rigatoni</text:p>
      <text:p text:style-name="P8">spaghetti</text:p>
      <text:p text:style-name="P8">spaghetti alla chitarra</text:p>
      <text:p text:style-name="P8">strozzapreti</text:p>
      <text:p text:style-name="P8">strangozzi</text:p>
      <text:p text:style-name="P8">strascinati</text:p>
      <text:p text:style-name="P8">stelline</text:p>
      <text:p text:style-name="P8">little stars</text:p>
      <text:p text:style-name="P8">small stars</text:p>
      <text:p text:style-name="P8">testaroli</text:p>
      <text:p text:style-name="P8">tacconi<text:line-break/>tagliatelle</text:p>
      <text:p text:style-name="P8">tagliarini</text:p>
      <text:p text:style-name="P8">tonnarelli</text:p>
      <text:p text:style-name="P8">tortellini</text:p>
      <text:p text:style-name="P8">trenette</text:p>
      <text:p text:style-name="P8">trottole</text:p>
      <text:p text:style-name="P8">trofie</text:p>
      <text:p text:style-name="P8">vermicelli</text:p>
      <text:p text:style-name="P8">ziti</text:p>
      <text:p text:style-name="P9">bucatini all'amatriciana</text:p>
      <text:p text:style-name="P9">bucatini coi funghi</text:p>
      <text:p text:style-name="P9">bucatini alla sorrentina</text:p>
      <text:p text:style-name="P9">cannelloni al ragù</text:p>
      <text:p text:style-name="P9">cannelloni ai carciofi</text:p>
      <text:p text:style-name="P10"><text:soft-page-break/>carbonara</text:p>
      <text:p text:style-name="P10">ciceri e tria</text:p>
      <text:p text:style-name="P10">fettuccine alfredo</text:p>
      <text:p text:style-name="P10">lasagne</text:p>
      <text:p text:style-name="P9">linguini</text:p>
      <text:p text:style-name="P9">clam sauce</text:p>
      <text:p text:style-name="P9">pansotti alla genovese</text:p>
      <text:p text:style-name="P9">huge ravioli</text:p>
      <text:p text:style-name="P10">pasta al pesto</text:p>
      <text:p text:style-name="P10">penne all'arrabbiata</text:p>
      <text:p text:style-name="P10">ravioli, klotznnudl</text:p>
      <text:p text:style-name="P9">rigatoni con la pajata</text:p>
      <text:p text:style-name="P9">rigatoni al forno con salsa aurora</text:p>
      <text:p text:style-name="P9">spaghetti alla carrettiera</text:p>
      <text:p text:style-name="P9">spaghetti bolognese</text:p>
      <text:p text:style-name="P9">spaghetti al nero di seppia</text:p>
      <text:p text:style-name="P9">spaghetti alla puttanesca</text:p>
      <text:p text:style-name="P9">spaghetti con la bottarga</text:p>
      <text:p text:style-name="P9">spaghetti all' aglio</text:p>
      <text:p text:style-name="P9">olio e peperoncino</text:p>
      <text:p text:style-name="P9">spaghetti indiavolati</text:p>
      <text:p text:style-name="P9">spaghetti siracusani</text:p>
      <text:p text:style-name="P9">spaghetti alla carbonara</text:p>
      <text:p text:style-name="P9">tagliatelle alla boscaiola</text:p>
      <text:p text:style-name="P9">tagliatelle ai carciofi</text:p>
      <text:p text:style-name="P9">tagliatelle ai funghi</text:p>
      <text:p text:style-name="P9">tagliatelle al pomodoro</text:p>
      <text:p text:style-name="P9">tagliatelle al sugo di lepre</text:p>
      <text:p text:style-name="P9">tagliatelle al ragù</text:p>
      <text:p text:style-name="P10">tortelloni alla zucca</text:p>
      <text:p text:style-name="P9">tortellini</text:p>
      <text:p text:style-name="P9">cjarsons</text:p>
      <text:p text:style-name="P10">tortelloni ricotta and spinach</text:p>
      <text:p text:style-name="P10">trofie al pesto, trofie al sugo di noci</text:p>
      <text:p text:style-name="P10">ziti</text:p>
      <text:p text:style-name="P10">rice dishes</text:p>
      <text:p text:style-name="P10">arancini</text:p>
      <text:p text:style-name="P10">riso</text:p>
      <text:p text:style-name="P10">arancini</text:p>
      <text:p text:style-name="P10">insalata di riso</text:p>
      <text:p text:style-name="P10">pomodori col riso</text:p>
      <text:p text:style-name="P10">risi e bisi – rice and peas</text:p>
      <text:p text:style-name="P10">riso al nero di seppia</text:p>
      <text:p text:style-name="P10">riso alla toscana</text:p>
      <text:p text:style-name="P10">riso con i porcini</text:p>
      <text:p text:style-name="P10">riso e indivia</text:p>
      <text:p text:style-name="P10">riso tonnato</text:p>
      <text:p text:style-name="P10">riso valdostano</text:p>
      <text:p text:style-name="P10">risotto</text:p>
      <text:p text:style-name="P10"><text:soft-page-break/>risotto ai gamberoni</text:p>
      <text:p text:style-name="P10">risotto ai quattro sapori</text:p>
      <text:p text:style-name="P10">risotto al barolo</text:p>
      <text:p text:style-name="P10">risotto al cavolfiore</text:p>
      <text:p text:style-name="P9">risotto al gorgonzola</text:p>
      <text:p text:style-name="P9">risotto with gorgonzola cheese</text:p>
      <text:p text:style-name="P10">risotto alla marinara</text:p>
      <text:p text:style-name="P9">risotto alla milanese</text:p>
      <text:p text:style-name="P9">risotto with saffron</text:p>
      <text:p text:style-name="P10">risotto alla sbirraglia</text:p>
      <text:p text:style-name="P10">risotto alla zucca</text:p>
      <text:p text:style-name="P10">risotto allo zafferano con petto d'anatra</text:p>
      <text:p text:style-name="P10">risotto con agoni</text:p>
      <text:p text:style-name="P10">risotto con la lüganega</text:p>
      <text:p text:style-name="P10">risotto con scamorza e champagne</text:p>
      <text:p text:style-name="P10">risotto di seppie alla veneziana</text:p>
      <text:p text:style-name="P10">risotto indivia e fiori di zucca</text:p>
      <text:p text:style-name="P10">risotto saltato</text:p>
      <text:p text:style-name="P10">sformato al basilico</text:p>
      <text:p text:style-name="P10">sformato di riso dolce</text:p>
      <text:p text:style-name="P10">tiella di riso, patate e cozze</text:p>
      <text:p text:style-name="P9">pesce</text:p>
      <text:p text:style-name="P9">fish dish</text:p>
      <text:p text:style-name="P9">acqua pazza</text:p>
      <text:p text:style-name="P9">scallions</text:p>
      <text:p text:style-name="P9">mushrooms</text:p>
      <text:p text:style-name="P10">cacciucco</text:p>
      <text:p text:style-name="P10">cappon magro</text:p>
      <text:p text:style-name="P10">acciughe fritte in pastella</text:p>
      <text:p text:style-name="P10">acciughe in carpione</text:p>
      <text:p text:style-name="P10">acqua pazza</text:p>
      <text:p text:style-name="P10">acquadella o latterino fritto</text:p>
      <text:p text:style-name="P10">agghiotta di pesce spada</text:p>
      <text:p text:style-name="P9">alici</text:p>
      <text:p text:style-name="P9">sardine</text:p>
      <text:p text:style-name="P9">anguilla marinate</text:p>
      <text:p text:style-name="P9">anguilla marinata</text:p>
      <text:p text:style-name="P9">marinated eel</text:p>
      <text:p text:style-name="P10">baccalà</text:p>
      <text:p text:style-name="P10">baccalà alla vicentina</text:p>
      <text:p text:style-name="P10">baccalà fritto</text:p>
      <text:p text:style-name="P10">boreto alla graisana</text:p>
      <text:p text:style-name="P10">branzino al sale</text:p>
      <text:p text:style-name="P10">brodetto di arselle</text:p>
      <text:p text:style-name="P10">buridda</text:p>
      <text:p text:style-name="P10">cacciucco</text:p>
      <text:p text:style-name="P9">calamaretti fritti</text:p>
      <text:p text:style-name="P9">fried squid</text:p>
      <text:p text:style-name="P10">calamari in zimino</text:p>
      <text:p text:style-name="P10"><text:soft-page-break/>calamari ripieni</text:p>
      <text:p text:style-name="P10">capesante alla veneziana</text:p>
      <text:p text:style-name="P10">cappon magro</text:p>
      <text:p text:style-name="P10">carpaccio di pesce</text:p>
      <text:p text:style-name="P10">cartoccio di pesce spada</text:p>
      <text:p text:style-name="P10">cozze alla tarantina</text:p>
      <text:p text:style-name="P10">cozze fritte alla viareggina</text:p>
      <text:p text:style-name="P10">cozze ripiene</text:p>
      <text:p text:style-name="P10">filetti di baccalà</text:p>
      <text:p text:style-name="P9">filetti di baccal<text:span text:style-name="T4">a</text:span></text:p>
      <text:p text:style-name="P10">filetti di orata al cartoccio</text:p>
      <text:p text:style-name="P10">fritata di bianchetti</text:p>
      <text:p text:style-name="P10">fritto misto di pesce</text:p>
      <text:p text:style-name="P10">frittura mista di pesce</text:p>
      <text:p text:style-name="P10">grancevola alla veneziana</text:p>
      <text:p text:style-name="P10">impanata di pesce spada</text:p>
      <text:p text:style-name="P10">involtini di pesce</text:p>
      <text:p text:style-name="P10">missultin e polenta</text:p>
      <text:p text:style-name="P10">moscardini lessati alla genovese</text:p>
      <text:p text:style-name="P10">murena fritta</text:p>
      <text:p text:style-name="P9">nasello al forno</text:p>
      <text:p text:style-name="P9"><text:s/>baked hake</text:p>
      <text:p text:style-name="P10">orata arrosto</text:p>
      <text:p text:style-name="P10">orate al forno</text:p>
      <text:p text:style-name="P10">pepata di cozze</text:p>
      <text:p text:style-name="P10">pesce a scabecciu</text:p>
      <text:p text:style-name="P10">pesce al cartoccio</text:p>
      <text:p text:style-name="P10">pesce alla pizzaiola</text:p>
      <text:p text:style-name="P10">pesce spada alla siciliana</text:p>
      <text:p text:style-name="P10">pesce spada arrosto in salmoriglio</text:p>
      <text:p text:style-name="P10">polpettine di mare</text:p>
      <text:p text:style-name="P9">sarde a beccafico</text:p>
      <text:p text:style-name="P9">stuffed sardines</text:p>
      <text:p text:style-name="P9">sarde arraganate</text:p>
      <text:p text:style-name="P9">sarde con origano e pane)</text:p>
      <text:p text:style-name="P10">sarde grigliate</text:p>
      <text:p text:style-name="P10">sarde ripiene</text:p>
      <text:p text:style-name="P10">sarde sfiziose panate</text:p>
      <text:p text:style-name="P10">sardele in saor</text:p>
      <text:p text:style-name="P10">sbroscia bolsenese</text:p>
      <text:p text:style-name="P10">scampi a zuppetta</text:p>
      <text:p text:style-name="P10">scampi gratinati</text:p>
      <text:p text:style-name="P10">seppie col nero alla veneziana</text:p>
      <text:p text:style-name="P10">seppie con i piselli</text:p>
      <text:p text:style-name="P10">seppie ripiene</text:p>
      <text:p text:style-name="P10">seppioline in umido</text:p>
      <text:p text:style-name="P10">sogliole alla mugnaia</text:p>
      <text:p text:style-name="P10">spiedini ai frutti di mare</text:p>
      <text:p text:style-name="P10">spiedini di alici</text:p>
      <text:p text:style-name="P10"><text:soft-page-break/>spiedini di anguilla</text:p>
      <text:p text:style-name="P10">stoccafisso alla genovese</text:p>
      <text:p text:style-name="P10">stoccafisso alla ligure</text:p>
      <text:p text:style-name="P10">tonno sott'olio</text:p>
      <text:p text:style-name="P10">tortiera di cozze</text:p>
      <text:p text:style-name="P10">totano imbottito</text:p>
      <text:p text:style-name="P10">triglie alla livornese</text:p>
      <text:p text:style-name="P10">zuppa di pesce</text:p>
      <text:p text:style-name="P11">carne</text:p>
      <text:p text:style-name="P11">cured meats</text:p>
      <text:p text:style-name="P11">rabbit cacciatore</text:p>
      <text:p text:style-name="P11">cotoletta with potatoes</text:p>
      <text:p text:style-name="P11">abbacchio alla cacciatora</text:p>
      <text:p text:style-name="P11">abbacchio brodettato</text:p>
      <text:p text:style-name="P11">bistecca fiorentina</text:p>
      <text:p text:style-name="P11">steak florentine</text:p>
      <text:p text:style-name="P11">braciole</text:p>
      <text:p text:style-name="P11">braciolone</text:p>
      <text:p text:style-name="P11">bresaola</text:p>
      <text:p text:style-name="P11">brodo</text:p>
      <text:p text:style-name="P11">cacciatore</text:p>
      <text:p text:style-name="P11">capicollo</text:p>
      <text:p text:style-name="P11">carne al piatto</text:p>
      <text:p text:style-name="P11">carne pizzaiola</text:p>
      <text:p text:style-name="P11">cevapcici</text:p>
      <text:p text:style-name="P11">ciabusco</text:p>
      <text:p text:style-name="P11">coda alla vaccinara</text:p>
      <text:p text:style-name="P11">cotechino friulano</text:p>
      <text:p text:style-name="P11">musèt</text:p>
      <text:p text:style-name="P11">muset</text:p>
      <text:p text:style-name="P11">cotechino modena</text:p>
      <text:p text:style-name="P11">cotoletta alla milanese</text:p>
      <text:p text:style-name="P11">cotoletta alla petroniana</text:p>
      <text:p text:style-name="P11">fiorentina steak</text:p>
      <text:p text:style-name="P11">culatello</text:p>
      <text:p text:style-name="P11">goulash</text:p>
      <text:p text:style-name="P11">gulash</text:p>
      <text:p text:style-name="P11">guanciale</text:p>
      <text:p text:style-name="P11">cured pork jowl</text:p>
      <text:p text:style-name="P11">lonza</text:p>
      <text:p text:style-name="P11">mortadella</text:p>
      <text:p text:style-name="P11">oca</text:p>
      <text:p text:style-name="P11">osso buco</text:p>
      <text:p text:style-name="P11">pancetta</text:p>
      <text:p text:style-name="P11">pezzetti di cavallo</text:p>
      <text:p text:style-name="P11">porcaloca</text:p>
      <text:p text:style-name="P11">prosciutto affumicato</text:p>
      <text:p text:style-name="P11">smoked ham</text:p>
      <text:p text:style-name="P11">prosciutto cotto</text:p>
      <text:p text:style-name="P11"><text:soft-page-break/>cooked ham</text:p>
      <text:p text:style-name="P11">prosciutto crudo</text:p>
      <text:p text:style-name="P11">prosciutto di parma</text:p>
      <text:p text:style-name="P11">prosciutto di san daniele</text:p>
      <text:p text:style-name="P11">rosticciana</text:p>
      <text:p text:style-name="P11">salame</text:p>
      <text:p text:style-name="P11">salsiccia</text:p>
      <text:p text:style-name="P11">sausages</text:p>
      <text:p text:style-name="P11">salsiccia cruda</text:p>
      <text:p text:style-name="P11">saltimbocca alla romana</text:p>
      <text:p text:style-name="P11">soppressata</text:p>
      <text:p text:style-name="P11">spezzatino</text:p>
      <text:p text:style-name="P11">speck alto</text:p>
      <text:p text:style-name="P11">adige pgi</text:p>
      <text:p text:style-name="P11">speck friulano di sauris</text:p>
      <text:p text:style-name="P11">stigghiola</text:p>
      <text:p text:style-name="P11">trippa alla romana</text:p>
      <text:p text:style-name="P11">veal milanese</text:p>
      <text:p text:style-name="P11">violino valtell</text:p>
      <text:p text:style-name="P11">vitello</text:p>
      <text:p text:style-name="P11">veal</text:p>
      <text:p text:style-name="P12">verdura</text:p>
      <text:p text:style-name="P12">pinzimonio</text:p>
      <text:p text:style-name="P12">asparagi bianchi e verdi</text:p>
      <text:p text:style-name="P12">asparagus</text:p>
      <text:p text:style-name="P12">caponata</text:p>
      <text:p text:style-name="P12">carciofi alla romana</text:p>
      <text:p text:style-name="P12">crauti</text:p>
      <text:p text:style-name="P12">sauerkraut</text:p>
      <text:p text:style-name="P12">panzanella</text:p>
      <text:p text:style-name="P12">tuscan salad</text:p>
      <text:p text:style-name="P12">peperonata</text:p>
      <text:p text:style-name="P12">pestât</text:p>
      <text:p text:style-name="P12">pestat</text:p>
      <text:p text:style-name="P12">pinzimonio</text:p>
      <text:p text:style-name="P12">italian-style crudités</text:p>
      <text:p text:style-name="P12">crudites</text:p>
      <text:p text:style-name="P12">fried eggplant</text:p>
      <text:p text:style-name="P12">chestnut pie</text:p>
      <text:p text:style-name="P12">formaggio</text:p>
      <text:p text:style-name="P12">asiago</text:p>
      <text:p text:style-name="P12">parmigiano-reggiano</text:p>
      <text:p text:style-name="P12">stracchino</text:p>
      <text:p text:style-name="P12">asiago</text:p>
      <text:p text:style-name="P12">asino</text:p>
      <text:p text:style-name="P12">bel paese</text:p>
      <text:p text:style-name="P12">bitto</text:p>
      <text:p text:style-name="P12">bra</text:p>
      <text:p text:style-name="P12">burrata</text:p>
      <text:p text:style-name="P12"><text:soft-page-break/>burrini</text:p>
      <text:p text:style-name="P12">butirro</text:p>
      <text:p text:style-name="P12">caciocavallo</text:p>
      <text:p text:style-name="P12">cacioricotta</text:p>
      <text:p text:style-name="P12">canestrato pugliese</text:p>
      <text:p text:style-name="P12">caprino</text:p>
      <text:p text:style-name="P12">casècc</text:p>
      <text:p text:style-name="P12">casiello</text:p>
      <text:p text:style-name="P12">castelmagno</text:p>
      <text:p text:style-name="P12">casu modde</text:p>
      <text:p text:style-name="P12">ciccillo</text:p>
      <text:p text:style-name="P12">crescenza</text:p>
      <text:p text:style-name="P12">crotonese</text:p>
      <text:p text:style-name="P12">fiore sardo</text:p>
      <text:p text:style-name="P12">fontina</text:p>
      <text:p text:style-name="P12">formadi frânt e formadi salât</text:p>
      <text:p text:style-name="P12">formadi frant e formadi salat</text:p>
      <text:p text:style-name="P12">formai de mut dell'alta valle brembana</text:p>
      <text:p text:style-name="P12">giuncata</text:p>
      <text:p text:style-name="P12">gorgonzola</text:p>
      <text:p text:style-name="P12">grana padano</text:p>
      <text:p text:style-name="P12">latteria</text:p>
      <text:p text:style-name="P12">liptauer</text:p>
      <text:p text:style-name="P12">malga</text:p>
      <text:p text:style-name="P12">marzolino</text:p>
      <text:p text:style-name="P12">marzotica</text:p>
      <text:p text:style-name="P12">mascarpone</text:p>
      <text:p text:style-name="P12">montasio</text:p>
      <text:p text:style-name="P12">monte re</text:p>
      <text:p text:style-name="P12">monte veronese</text:p>
      <text:p text:style-name="P12">mozzarella</text:p>
      <text:p text:style-name="P12">murazzano</text:p>
      <text:p text:style-name="P12">parmigiano reggiano</text:p>
      <text:p text:style-name="P12">parmesan cheese</text:p>
      <text:p text:style-name="P12">pecorino di fossa</text:p>
      <text:p text:style-name="P12">pecorino friulano</text:p>
      <text:p text:style-name="P12">pecorino romano</text:p>
      <text:p text:style-name="P12">pecorino sardo</text:p>
      <text:p text:style-name="P12">piacentinu</text:p>
      <text:p text:style-name="P12">primo sale</text:p>
      <text:p text:style-name="P12">provolone</text:p>
      <text:p text:style-name="P12">puzzone di moena</text:p>
      <text:p text:style-name="P12">quartirolo</text:p>
      <text:p text:style-name="P12">ragusano</text:p>
      <text:p text:style-name="P12">raschera</text:p>
      <text:p text:style-name="P12">ricotta affumicata</text:p>
      <text:p text:style-name="P12">scuete fumade</text:p>
      <text:p text:style-name="P12">ricotta rifatta</text:p>
      <text:p text:style-name="P12">ricotta salata</text:p>
      <text:p text:style-name="P12"><text:soft-page-break/>robiola</text:p>
      <text:p text:style-name="P12">scamorza</text:p>
      <text:p text:style-name="P12">slattato</text:p>
      <text:p text:style-name="P12">squacquerone</text:p>
      <text:p text:style-name="P12">stracchino</text:p>
      <text:p text:style-name="P12">tabor</text:p>
      <text:p text:style-name="P12">taleggio</text:p>
      <text:p text:style-name="P12">toma</text:p>
      <text:p text:style-name="P12">tumazzu</text:p>
      <text:p text:style-name="P12">carrozza</text:p>
      <text:p text:style-name="P13">sicilian cuisine</text:p>
      <text:p text:style-name="P13">cannoli siciliani</text:p>
      <text:p text:style-name="P13">semifreddo dessert</text:p>
      <text:p text:style-name="P13">aceto dolce</text:p>
      <text:p text:style-name="P13">anisette</text:p>
      <text:p text:style-name="P13">babà</text:p>
      <text:p text:style-name="P14">bab<text:span text:style-name="T5">a</text:span></text:p>
      <text:p text:style-name="P13">biscuit tortoni</text:p>
      <text:p text:style-name="P14">buccellato</text:p>
      <text:p text:style-name="P13">cannolo siciliano</text:p>
      <text:p text:style-name="P13">cassata siciliana</text:p>
      <text:p text:style-name="P14">chiacchiere</text:p>
      <text:p text:style-name="P14">angel wings</text:p>
      <text:p text:style-name="P13">ciarduna</text:p>
      <text:p text:style-name="P13">crocetta of caltanissetta</text:p>
      <text:p text:style-name="P13">crostata</text:p>
      <text:p text:style-name="P14">crostoli</text:p>
      <text:p text:style-name="P14">crostui</text:p>
      <text:p text:style-name="P13">dobos of trieste</text:p>
      <text:p text:style-name="P13">frutti</text:p>
      <text:p text:style-name="P14">frutti di bosco</text:p>
      <text:p text:style-name="P14">fruit with pastry</text:p>
      <text:p text:style-name="P14">gelato</text:p>
      <text:p text:style-name="P14">ice cream</text:p>
      <text:p text:style-name="P14">gianduiotto and gianduia</text:p>
      <text:p text:style-name="P14">hazelnut chocolates</text:p>
      <text:p text:style-name="P13">granita</text:p>
      <text:p text:style-name="P13">gubana</text:p>
      <text:p text:style-name="P14">macedonia</text:p>
      <text:p text:style-name="P14">fruit salad</text:p>
      <text:p text:style-name="P13">nocciolini di canzo</text:p>
      <text:p text:style-name="P13">pandoro</text:p>
      <text:p text:style-name="P13">panettone</text:p>
      <text:p text:style-name="P13">panforte</text:p>
      <text:p text:style-name="P13">panna cotta</text:p>
      <text:p text:style-name="P13">pastiera</text:p>
      <text:p text:style-name="P14">piccoli frutti</text:p>
      <text:p text:style-name="P14">small garden fruits</text:p>
      <text:p text:style-name="P13">pignolata</text:p>
      <text:p text:style-name="P13"><text:soft-page-break/>pizzelle</text:p>
      <text:p text:style-name="P13">presnitz</text:p>
      <text:p text:style-name="P13">profiterole</text:p>
      <text:p text:style-name="P13">putizza and pinza</text:p>
      <text:p text:style-name="P13">semifreddo</text:p>
      <text:p text:style-name="P13">sfogliatelle</text:p>
      <text:p text:style-name="P13">spina santa</text:p>
      <text:p text:style-name="P13">tiramisù</text:p>
      <text:p text:style-name="P14">tiramis<text:span text:style-name="T5">u</text:span></text:p>
      <text:p text:style-name="P13">torta bertolina</text:p>
      <text:p text:style-name="P13">torta caprese</text:p>
      <text:p text:style-name="P13">strucchi</text:p>
      <text:p text:style-name="P13">struki</text:p>
      <text:p text:style-name="P13">strucoli</text:p>
      <text:p text:style-name="P13">strudel</text:p>
      <text:p text:style-name="P13">struffoli</text:p>
      <text:p text:style-name="P13">zabaglione</text:p>
      <text:p text:style-name="P13">zuppa inglese</text:p>
      <text:p text:style-name="P13">caffè</text:p>
      <text:p text:style-name="P13">caffe</text:p>
      <text:p text:style-name="P13">bicerin</text:p>
      <text:p text:style-name="P13">whipped cream</text:p>
      <text:p text:style-name="P13">caffè corretto</text:p>
      <text:p text:style-name="P13">caffè macchiato</text:p>
      <text:p text:style-name="P13">caffelatte</text:p>
      <text:p text:style-name="P13">cappuccino</text:p>
      <text:p text:style-name="P13">espresso</text:p>
      <text:p text:style-name="P13">granita</text:p>
      <text:p text:style-name="P13">grolla dell'amicizia</text:p>
      <text:p text:style-name="P13">marocchino</text:p>
      <text:p text:style-name="P13">espressino</text:p>
      <text:p text:style-name="P13">ristretto</text:p>
      <text:p text:style-name="P13">lasagne</text:p>
      <text:p text:style-name="P13">baccalà alla vicentina</text:p>
      <text:p text:style-name="P13">bistecca alla fiorentina</text:p>
      <text:p text:style-name="P13">florentine beefsteak</text:p>
      <text:p text:style-name="P13">pollo alla cacciatora</text:p>
      <text:p text:style-name="P13">salsiccia</text:p>
      <text:p text:style-name="P13">lasagne</text:p>
      <text:p text:style-name="P13">ossobuco</text:p>
      <text:p text:style-name="P13">pasta e fagioli</text:p>
      <text:p text:style-name="P13">pizza</text:p>
      <text:p text:style-name="P13">ragù alla bolognese</text:p>
      <text:p text:style-name="P13">ragu alla bolognese</text:p>
      <text:p text:style-name="P13"><text:s/>tagliatelle</text:p>
      <text:p text:style-name="P13">spaghetti alla bolognese</text:p>
      <text:p text:style-name="P13">tortellini</text:p>
      <text:p text:style-name="P15">olio extravergine di oliva</text:p>
      <text:p text:style-name="P15">extra virgin</text:p>
      <text:p text:style-name="P15"><text:soft-page-break/>olive oil</text:p>
      <text:p text:style-name="P15">parmigiano reggiano</text:p>
      <text:p text:style-name="P15">cow's-milk cheese</text:p>
      <text:p text:style-name="P15">pecorino</text:p>
      <text:p text:style-name="P15">sheep's-milk cheese</text:p>
      <text:p text:style-name="P15">pomodoro</text:p>
      <text:p text:style-name="P15">parmigiano reggiano</text:p>
      <text:p text:style-name="P15">pecorino di filiano</text:p>
      <text:p text:style-name="P15">radicchio</text:p>
      <text:p text:style-name="P15">acciughe</text:p>
      <text:p text:style-name="P15">aceto balsamico</text:p>
      <text:p text:style-name="P15">asparagi</text:p>
      <text:p text:style-name="P15">bresaola</text:p>
      <text:p text:style-name="P15">air-dried</text:p>
      <text:p text:style-name="P15">salted beef</text:p>
      <text:p text:style-name="P15">broccoli</text:p>
      <text:p text:style-name="P15">capperi</text:p>
      <text:p text:style-name="P15">capers</text:p>
      <text:p text:style-name="P15">carciofi</text:p>
      <text:p text:style-name="P15">artichoke</text:p>
      <text:p text:style-name="P15">cavolfiore</text:p>
      <text:p text:style-name="P15">ceci</text:p>
      <text:p text:style-name="P15">cetrioli</text:p>
      <text:p text:style-name="P15">cicoria</text:p>
      <text:p text:style-name="P15">crauti</text:p>
      <text:p text:style-name="P15">sauerkraut</text:p>
      <text:p text:style-name="P15">fagioli</text:p>
      <text:p text:style-name="P15">farro</text:p>
      <text:p text:style-name="P15">fragole</text:p>
      <text:p text:style-name="P15">funghi</text:p>
      <text:p text:style-name="P15">porcini mushrooms</text:p>
      <text:p text:style-name="P15">white mushrooms</text:p>
      <text:p text:style-name="P15">lardo</text:p>
      <text:p text:style-name="P15">lenticchie</text:p>
      <text:p text:style-name="P15">limone</text:p>
      <text:p text:style-name="P15">melanzane</text:p>
      <text:p text:style-name="P15">mele</text:p>
      <text:p text:style-name="P15">miele</text:p>
      <text:p text:style-name="P15">noci</text:p>
      <text:p text:style-name="P15">olive</text:p>
      <text:p text:style-name="P15">orzo</text:p>
      <text:p text:style-name="P15">pasta</text:p>
      <text:p text:style-name="P15">patate</text:p>
      <text:p text:style-name="P15">pesce spada</text:p>
      <text:p text:style-name="P15">peperoni</text:p>
      <text:p text:style-name="P15">bell peppers</text:p>
      <text:p text:style-name="P15">pere</text:p>
      <text:p text:style-name="P15">pestât</text:p>
      <text:p text:style-name="P15">pestat</text:p>
      <text:p text:style-name="P15"><text:soft-page-break/>pesto</text:p>
      <text:p text:style-name="P15">piccoli frutti</text:p>
      <text:p text:style-name="P15"><text:span text:style-name="T6">s</text:span>mall fruits</text:p>
      <text:p text:style-name="P16">pinoli</text:p>
      <text:p text:style-name="P16">pine nuts</text:p>
      <text:p text:style-name="P16">piselli</text:p>
      <text:p text:style-name="P16">peas</text:p>
      <text:p text:style-name="P15">polenta</text:p>
      <text:p text:style-name="P15">prosciutto</text:p>
      <text:p text:style-name="P16">radicchio</text:p>
      <text:p text:style-name="P16">italian chicory</text:p>
      <text:p text:style-name="P16">radicchio rosso di treviso</text:p>
      <text:p text:style-name="P16">red belgian endive.</text:p>
      <text:p text:style-name="P15">ricotta</text:p>
      <text:p text:style-name="P16">rucola</text:p>
      <text:p text:style-name="P16">rocchetta</text:p>
      <text:p text:style-name="P16">arugula</text:p>
      <text:p text:style-name="P15">seppie</text:p>
      <text:p text:style-name="P15">speck</text:p>
      <text:p text:style-name="P15">spinaci</text:p>
      <text:p text:style-name="P15">tartufo</text:p>
      <text:p text:style-name="P15">trippa</text:p>
      <text:p text:style-name="P15">tonno</text:p>
      <text:p text:style-name="P15">zucchine</text:p>
      <text:p text:style-name="P15">rosemary</text:p>
      <text:p text:style-name="P15">aglio</text:p>
      <text:p text:style-name="P15">alloro</text:p>
      <text:p text:style-name="P15">basilico</text:p>
      <text:p text:style-name="P15">cipolla</text:p>
      <text:p text:style-name="P15">finocchio</text:p>
      <text:p text:style-name="P15">menta</text:p>
      <text:p text:style-name="P16">mentuccia</text:p>
      <text:p text:style-name="P16">calamintha nepeta</text:p>
      <text:p text:style-name="P15">origano</text:p>
      <text:p text:style-name="P16">peperoncino</text:p>
      <text:p text:style-name="P16">chili pepper</text:p>
      <text:p text:style-name="P16">prezzemolo</text:p>
      <text:p text:style-name="P15">rosmarino</text:p>
      <text:p text:style-name="P15">salvia</text:p>
      <text:p text:style-name="P15">timo</text:p>
      <text:p text:style-name="P17">bresaola</text:p>
      <text:p text:style-name="P17">finocchiata</text:p>
      <text:p text:style-name="P17">insalata caprese</text:p>
      <text:p text:style-name="P17">pizza bianca</text:p>
      <text:p text:style-name="P17">pane siciliano</text:p>
      <text:p text:style-name="P17">ribollita</text:p>
      <text:p text:style-name="P17">minestra maritata</text:p>
      <text:p text:style-name="P17">insalata di carciofi</text:p>
      <text:p text:style-name="P17">panzanella</text:p>
      <text:p text:style-name="P17"><text:soft-page-break/>caponata di amalfi</text:p>
      <text:p text:style-name="P17">carbonara</text:p>
      <text:p text:style-name="P17">pasta alla norma</text:p>
      <text:p text:style-name="P17">nonna box</text:p>
      <text:p text:style-name="P17">risotto al nero di seppia</text:p>
      <text:p text:style-name="P17">risotto alla romana</text:p>
      <text:p text:style-name="P17">risotto con gamberi</text:p>
      <text:p text:style-name="P17">risotto con gamberi</text:p>
      <text:p text:style-name="P17">bacalla alla vicentina</text:p>
      <text:p text:style-name="P17">baccalà alla vicentina</text:p>
      <text:p text:style-name="P17">ossobuco</text:p>
      <text:p text:style-name="P17">veal shanks</text:p>
      <text:p text:style-name="P17">gremolata</text:p>
      <text:p text:style-name="P17">coda alla vaccinara</text:p>
      <text:p text:style-name="P17">oxtail stew</text:p>
      <text:p text:style-name="P17">spezzatino di asino con patate</text:p>
      <text:p text:style-name="P17">donkey stew with potatoes</text:p>
      <text:p text:style-name="P17">ratatuja</text:p>
      <text:p text:style-name="P17">carciofi alla romana</text:p>
      <text:p text:style-name="P17">eggplant parmigiana</text:p>
      <text:p text:style-name="P17">biscotti</text:p>
      <text:p text:style-name="P17">cannoli</text:p>
      <text:p text:style-name="P17">caffe latte</text:p>
      <text:p text:style-name="P17">cappuccino</text:p>
      <text:p text:style-name="P17">marocchino</text:p>
      <text:p text:style-name="P17">caffe macchiato</text:p>
      <text:p text:style-name="P17">caffe corretto</text:p>
      <text:p text:style-name="P17">caffè d’orzo</text:p>
      <text:p text:style-name="P18">caff<text:span text:style-name="T7">e</text:span> d’orzo</text:p>
      <text:p text:style-name="P17">shakerato</text:p>
      <text:p text:style-name="P17">bicerin</text:p>
      <text:p text:style-name="P17">vino</text:p>
      <text:p text:style-name="P17">barolo</text:p>
      <text:p text:style-name="P17">barbaresco</text:p>
      <text:p text:style-name="P17">chianti</text:p>
      <text:p text:style-name="P17">friulano</text:p>
      <text:p text:style-name="P17">garganega</text:p>
      <text:p text:style-name="P17">lambrusco</text:p>
      <text:p text:style-name="P17">marsala</text:p>
      <text:p text:style-name="P17">montepulciano</text:p>
      <text:p text:style-name="P17">nebbiolo</text:p>
      <text:p text:style-name="P17">pinot grigio</text:p>
      <text:p text:style-name="P17">prosecco</text:p>
      <text:p text:style-name="P17">sangiovese</text:p>
      <text:p text:style-name="P17">soave</text:p>
      <text:p text:style-name="P17">trebbiano</text:p>
      <text:p text:style-name="P17">valpolicella</text:p>
      <text:p text:style-name="P17">aperol spritz</text:p>
      <text:p text:style-name="P17">liqueurs and cocktails</text:p>
      <text:p text:style-name="P17"><text:soft-page-break/>amaretto </text:p>
      <text:p text:style-name="P17">anisette </text:p>
      <text:p text:style-name="P17">aperol </text:p>
      <text:p text:style-name="P17">limoncello </text:p>
      <text:p text:style-name="P17">maraschino </text:p>
      <text:p text:style-name="P17">campari</text:p>
      <text:p text:style-name="P17">negroni</text:p>
      <text:p text:style-name="P17">aperol spritz </text:p>
      <text:p text:style-name="P17">campari spritz</text:p>
      <text:p text:style-name="P18">capitone fritto</text:p>
      <text:p text:style-name="P18">cacciucco</text:p>
      <text:p text:style-name="P18">cioppino</text:p>
      <text:p text:style-name="P18">calamari ripieni</text:p>
      <text:p text:style-name="P18">fritto misto di mare</text:p>
      <text:p text:style-name="P17">torta pasqualina</text:p>
      <text:p text:style-name="P17">zeppole di san giuseppe</text:p>
      <text:p text:style-name="P17">aceto balsamico</text:p>
      <text:p text:style-name="P17">cipolla</text:p>
      <text:p text:style-name="P17">ricotta cheese</text:p>
      <text:p text:style-name="P17">truffles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8:59:08.521504660</meta:creation-date>
    <dc:date>2018-06-04T20:49:38.640074704</dc:date>
    <meta:editing-duration>PT58M48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0" meta:paragraph-count="950" meta:word-count="1782" meta:character-count="12220" meta:non-whitespace-character-count="11377"/>
  </office:meta>
</office:document-meta>
</file>